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25-03-0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24-12-1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24-09-1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24-06-06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24-03-1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23-12-1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23-09-1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23-06-0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23-03-0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22-12-0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22-09-2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22-06-2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22-03-2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21-12-2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21-09-1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21-06-2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21-03-1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7664" calcext:value-type="float">
            <text:p>56.7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1608" calcext:value-type="float">
            <text:p>57.0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1816" calcext:value-type="float">
            <text:p>57.2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9144" calcext:value-type="float">
            <text:p>57.1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8456" calcext:value-type="float">
            <text:p>56.9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9648" calcext:value-type="float">
            <text:p>56.6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0984" calcext:value-type="float">
            <text:p>56.6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5768" calcext:value-type="float">
            <text:p>56.0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1856" calcext:value-type="float">
            <text:p>56.2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9648" calcext:value-type="float">
            <text:p>56.6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5424" calcext:value-type="float">
            <text:p>56.6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274" calcext:value-type="float">
            <text:p>56.21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6249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04" meta:object-count="0"/>
    <meta:user-defined meta:name="AppVersion">3.0</meta:user-defined>
  </office:meta>
</office:document-meta>
</file>